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transparent" fo:padding="0.097cm" fo:border-left="0.5pt solid #000000" fo:border-right="none" fo:border-top="2.25pt solid #000000" fo:border-bottom="2.2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-left="0.5pt solid #000000" fo:border-right="0.5pt solid #000000" fo:border-top="2.25pt solid #000000" fo:border-bottom="2.2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15" style:family="table-row">
      <style:table-row-properties fo:keep-together="auto"/>
    </style:style>
    <style:style style:name="Tabela1.16" style:family="table-row">
      <style:table-row-properties style:min-row-height="0.153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8409" officeooo:paragraph-rsid="000e84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0e8409" officeooo:paragraph-rsid="000e840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paragraph-rsid="000e840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0e8409" officeooo:paragraph-rsid="000e840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0e8409"/>
    </style:style>
    <style:style style:name="T2" style:family="text">
      <style:text-properties fo:font-variant="normal" fo:text-transform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 table:number-columns-repeated="2"/>
        <table:table-row>
          <table:table-cell table:style-name="Tabela1.A1" office:value-type="string">
            <text:p text:style-name="P1">Termos de agrupamento</text:p>
          </table:table-cell>
          <table:table-cell table:style-name="Tabela1.B1" office:value-type="string">
            <text:p text:style-name="P1">Termos agrupados</text:p>
          </table:table-cell>
        </table:table-row>
        <table:table-row>
          <table:table-cell table:style-name="Tabela1.A2" office:value-type="string">
            <text:p text:style-name="P2">“<text:span text:style-name="T1">neuromat”</text:span></text:p>
          </table:table-cell>
          <table:table-cell table:style-name="Tabela1.B2" office:value-type="string">
            <text:p text:style-name="P3"><text:bookmark text:name="docs-internal-guid-6cfd9d9b-7fff-d002-b014-589f0d9cf880"/><text:span text:style-name="T2">“neuromat”</text:span> </text:p>
          </table:table-cell>
        </table:table-row>
        <table:table-row>
          <table:table-cell table:style-name="Tabela1.A2" office:value-type="string">
            <text:p text:style-name="P2">“<text:span text:style-name="T1">galves”</text:span></text:p>
          </table:table-cell>
          <table:table-cell table:style-name="Tabela1.B2" office:value-type="string">
            <text:p text:style-name="P3"><text:bookmark text:name="docs-internal-guid-dd2c534e-7fff-e011-3ac9-63b53858c972"/><text:span text:style-name="T2">“galves”</text:span> </text:p>
          </table:table-cell>
        </table:table-row>
        <table:table-row>
          <table:table-cell table:style-name="Tabela1.A2" office:value-type="string">
            <text:p text:style-name="P2">“<text:span text:style-name="T1">modelos_matematicos”</text:span></text:p>
          </table:table-cell>
          <table:table-cell table:style-name="Tabela1.B2" office:value-type="string">
            <text:p text:style-name="P3"><text:bookmark text:name="docs-internal-guid-b52a5d5b-7fff-0c4e-adef-3e1e62edde99"/><text:span text:style-name="T2">"modelos matematicos", "modelos estocasticos", "modelagem matematica"      "modelo disparos", "modelos probabilisticos", "modelo computacional", "modelo matematico", "modelos computacionais","modelos estatisticos", "modelo neuronal", "modelos neuronios"</text:span> </text:p>
          </table:table-cell>
        </table:table-row>
        <table:table-row>
          <table:table-cell table:style-name="Tabela1.A2" office:value-type="string">
            <text:p text:style-name="P4">“grafos”</text:p>
          </table:table-cell>
          <table:table-cell table:style-name="Tabela1.B2" office:value-type="string">
            <text:p text:style-name="P4">“grafos”</text:p>
          </table:table-cell>
        </table:table-row>
        <table:table-row>
          <table:table-cell table:style-name="Tabela1.A2" office:value-type="string">
            <text:p text:style-name="P2">“<text:span text:style-name="T1">galveslocherbach”</text:span></text:p>
          </table:table-cell>
          <table:table-cell table:style-name="Tabela1.B2" office:value-type="string">
            <text:p text:style-name="P5">“<text:span text:style-name="T1">galveslocherbach”</text:span></text:p>
          </table:table-cell>
        </table:table-row>
        <table:table-row>
          <table:table-cell table:style-name="Tabela1.A2" office:value-type="string">
            <text:p text:style-name="P4">“estocastica”</text:p>
          </table:table-cell>
          <table:table-cell table:style-name="Tabela1.B2" office:value-type="string">
            <text:p text:style-name="P3"><text:bookmark text:name="docs-internal-guid-d1d149b9-7fff-e265-a9d2-e9701e85964b"/><text:span text:style-name="T2">"estocastica", "estocasticos", "estocasticidade", "estocasticas", "estocastico"</text:span> </text:p>
          </table:table-cell>
        </table:table-row>
        <table:table-row>
          <table:table-cell table:style-name="Tabela1.A2" office:value-type="string">
            <text:p text:style-name="P2">“<text:span text:style-name="T1">markov”</text:span></text:p>
          </table:table-cell>
          <table:table-cell table:style-name="Tabela1.B2" office:value-type="string">
            <text:p text:style-name="P2">"markov","markovianos"</text:p>
          </table:table-cell>
        </table:table-row>
        <table:table-row>
          <table:table-cell table:style-name="Tabela1.A2" office:value-type="string">
            <text:p text:style-name="P2">“<text:span text:style-name="T1">redes_neurais”</text:span></text:p>
          </table:table-cell>
          <table:table-cell table:style-name="Tabela1.B2" office:value-type="string">
            <text:p text:style-name="P3"><text:bookmark text:name="docs-internal-guid-d06f83ad-7fff-bf7a-1961-cf5b0df94d94"/><text:span text:style-name="T2">"redes neuronios", "redes neuronais",  "redes complexas”, "rede nervos","rede cerebral", "redes neurais", "rede neural"</text:span> </text:p>
          </table:table-cell>
        </table:table-row>
        <table:table-row>
          <table:table-cell table:style-name="Tabela1.A2" office:value-type="string">
            <text:p text:style-name="P2">“<text:span text:style-name="T1">eeg”</text:span></text:p>
          </table:table-cell>
          <table:table-cell table:style-name="Tabela1.B2" office:value-type="string">
            <text:p text:style-name="P3"><text:bookmark text:name="docs-internal-guid-f48d2309-7fff-60eb-1121-60f1e8d68921"/><text:span text:style-name="T2">"eletroencefalografia", "eletroencefalograma", "eletroencefalograficos", "eletroencefalogramas", "eletroencefalografico", "eletroencefalogramaeeg", "eeg"</text:span> </text:p>
            <text:p text:style-name="P2"/>
          </table:table-cell>
        </table:table-row>
        <table:table-row>
          <table:table-cell table:style-name="Tabela1.A2" office:value-type="string">
            <text:p text:style-name="P2">“<text:span text:style-name="T1">tms”</text:span></text:p>
          </table:table-cell>
          <table:table-cell table:style-name="Tabela1.B2" office:value-type="string">
            <text:p text:style-name="P6"><text:bookmark text:name="docs-internal-guid-71283a08-7fff-8d1a-1005-c5ad92ef2b5e"/><text:span text:style-name="T2">"tms", "estimulacao_magnetica_transcraniana"</text:span></text:p>
          </table:table-cell>
        </table:table-row>
        <table:table-row>
          <table:table-cell table:style-name="Tabela1.A2" office:value-type="string">
            <text:p text:style-name="P2">“<text:span text:style-name="T1">neurociencia”</text:span></text:p>
          </table:table-cell>
          <table:table-cell table:style-name="Tabela1.B2" office:value-type="string">
            <text:p text:style-name="P3"><text:bookmark text:name="docs-internal-guid-bfc17ef9-7fff-fa0e-51cd-12ad9b7529df"/><text:span text:style-name="T2">"neurociencia", "neurocientista", "neurocientistas", "neurociencias", "neurocientificos", "neurocientifica" </text:span></text:p>
          </table:table-cell>
        </table:table-row>
        <table:table-row>
          <table:table-cell table:style-name="Tabela1.A2" office:value-type="string">
            <text:p text:style-name="P2">“<text:span text:style-name="T1">neuromatematica”</text:span></text:p>
          </table:table-cell>
          <table:table-cell table:style-name="Tabela1.B2" office:value-type="string">
            <text:p text:style-name="P3"><text:bookmark text:name="docs-internal-guid-c72129d5-7fff-1763-acdb-b41e8ca18a2f"/><text:span text:style-name="T2">“neuromatematica”</text:span> </text:p>
          </table:table-cell>
        </table:table-row>
        <table:table-row>
          <table:table-cell table:style-name="Tabela1.A2" office:value-type="string">
            <text:p text:style-name="P2">“<text:span text:style-name="T1">plexo”</text:span></text:p>
          </table:table-cell>
          <table:table-cell table:style-name="Tabela1.B2" office:value-type="string">
            <text:p text:style-name="P3"><text:bookmark text:name="docs-internal-guid-bc773914-7fff-36d8-acfc-ae5c264f1409"/><text:span text:style-name="T2">“plexo”</text:span> </text:p>
          </table:table-cell>
        </table:table-row>
        <table:table-row table:style-name="Tabela1.15">
          <table:table-cell table:style-name="Tabela1.A2" office:value-type="string">
            <text:p text:style-name="P2">“<text:span text:style-name="T1">lesoes”</text:span></text:p>
          </table:table-cell>
          <table:table-cell table:style-name="Tabela1.B2" office:value-type="string">
            <text:p text:style-name="P3"><text:bookmark text:name="docs-internal-guid-4a46eba9-7fff-2921-bed7-91398736a8b5"/><text:span text:style-name="T2">"lesao", "lesoes",</text:span> </text:p>
          </table:table-cell>
        </table:table-row>
        <table:table-row table:style-name="Tabela1.16">
          <table:table-cell table:style-name="Tabela1.A2" office:value-type="string">
            <text:p text:style-name="P4">“parkinson”</text:p>
          </table:table-cell>
          <table:table-cell table:style-name="Tabela1.B2" office:value-type="string">
            <text:p text:style-name="P3"><text:bookmark text:name="docs-internal-guid-31c2bfbc-7fff-488c-f431-9ede9c08fa18"/><text:span text:style-name="T2">"parkinson", "parkinsoniano"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4-26T16:05:19.881947300</meta:creation-date>
    <dc:date>2026-04-26T16:51:33.717760700</dc:date>
    <meta:editing-duration>PT46M13S</meta:editing-duration>
    <meta:editing-cycles>2</meta:editing-cycles>
    <meta:generator>LibreOffice/25.8.5.2$Windows_X86_64 LibreOffice_project/9c8b85f387cc00a89945a79c9e6239f32e450ac2</meta:generator>
    <meta:print-date>2026-04-26T16:16:18.568538100</meta:print-date>
    <meta:printed-by>Arquivos PDF</meta:printed-by>
    <meta:document-statistic meta:table-count="1" meta:image-count="0" meta:object-count="0" meta:page-count="1" meta:paragraph-count="32" meta:word-count="85" meta:character-count="1107" meta:non-whitespace-character-count="1037"/>
  </office:meta>
</office:document-meta>
</file>